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FreeSerif"/>
    </style:style>
    <style:style style:name="P5" style:family="paragraph" style:parent-style-name="Text_20_body">
      <style:text-properties style:use-window-font-color="true" loext:opacity="0%" fo:language="en" fo:country="GB" style:language-asian="zxx" style:country-asian="none" style:language-complex="ar" style:country-complex="SA"/>
    </style:style>
    <style:style style:name="P6" style:family="paragraph" style:parent-style-name="Text_20_body">
      <style:paragraph-properties fo:text-align="justify" style:justify-single-word="false"/>
      <style:text-properties style:use-window-font-color="true" loext:opacity="0%" fo:language="en" fo:country="GB" style:language-asian="zxx" style:country-asian="none" style:language-complex="ar" style:country-complex="SA"/>
    </style:style>
    <style:style style:name="P7" style:family="paragraph" style:parent-style-name="Text_20_body">
      <style:paragraph-properties fo:text-align="start" style:justify-single-word="false"/>
      <style:text-properties style:font-name="FreeSans" fo:font-size="11pt" officeooo:paragraph-rsid="001b4381" style:font-size-asian="11pt" style:font-size-complex="11pt"/>
    </style:style>
    <style:style style:name="P8" style:family="paragraph" style:parent-style-name="Text_20_body">
      <style:paragraph-properties fo:text-align="start" style:justify-single-word="false"/>
      <style:text-properties style:font-name="FreeSans" fo:font-size="11pt" officeooo:paragraph-rsid="001f5134" style:font-size-asian="11pt" style:font-size-complex="11pt"/>
    </style:style>
    <style:style style:name="P9" style:family="paragraph" style:parent-style-name="Text_20_body">
      <style:paragraph-properties fo:text-align="start" style:justify-single-word="false"/>
      <style:text-properties style:font-name="FreeSans" fo:font-size="11pt" fo:font-weight="bold" officeooo:paragraph-rsid="001b4381" style:font-size-asian="11pt" style:font-weight-asian="bold" style:font-size-complex="11pt"/>
    </style:style>
    <style:style style:name="P10" style:family="paragraph" style:parent-style-name="Heading_20_1_20_no_20_number">
      <style:paragraph-properties fo:margin-left="0in" fo:margin-right="0in" fo:text-indent="0in" style:auto-text-indent="false"/>
    </style:style>
    <style:style style:name="P11" style:family="paragraph" style:parent-style-name="Table_20_Contents">
      <style:text-properties style:font-name="FreeSerif"/>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Figure">
      <style:paragraph-properties fo:text-align="start" style:justify-single-word="false"/>
    </style:style>
    <style:style style:name="P15" style:family="paragraph" style:parent-style-name="Figure">
      <style:paragraph-properties fo:text-align="center" style:justify-single-word="false"/>
    </style:style>
    <style:style style:name="P16"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9" style:family="paragraph" style:parent-style-name="Contents_20_10">
      <style:paragraph-properties>
        <style:tab-stops>
          <style:tab-stop style:position="5.3543in" style:type="right" style:leader-style="dotted" style:leader-text="."/>
        </style:tab-stops>
      </style:paragraph-properties>
    </style:style>
    <style:style style:name="P20"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1" style:family="paragraph" style:parent-style-name="Body">
      <style:text-properties officeooo:paragraph-rsid="001d7901"/>
    </style:style>
    <style:style style:name="P22" style:family="paragraph" style:parent-style-name="Standard" style:master-page-name="First_20_Page">
      <style:paragraph-properties style:page-number="auto"/>
      <style:text-properties style:font-name="FreeSans"/>
    </style:style>
    <style:style style:name="P23" style:family="paragraph" style:parent-style-name="Heading_20_1">
      <style:paragraph-properties fo:text-align="start" style:justify-single-word="false"/>
    </style:style>
    <style:style style:name="P24" style:family="paragraph" style:parent-style-name="Heading_20_1" style:master-page-name="Standard">
      <style:paragraph-properties style:page-number="1"/>
    </style:style>
    <style:style style:name="P25" style:family="paragraph" style:parent-style-name="Heading_20_1_20_no_20_number">
      <style:paragraph-properties fo:break-before="page"/>
    </style:style>
    <style:style style:name="P26" style:family="paragraph" style:parent-style-name="Referenses" style:list-style-name="L1"/>
    <style:style style:name="P27" style:family="paragraph" style:parent-style-name="Text_20_body" style:list-style-name="">
      <style:text-properties style:font-name="FreeSans"/>
    </style:style>
    <style:style style:name="P28" style:family="paragraph" style:parent-style-name="Text_20_body" style:list-style-name="">
      <style:text-properties style:font-name="FreeSans" officeooo:paragraph-rsid="001c2bff"/>
    </style:style>
    <style:style style:name="P29" style:family="paragraph" style:parent-style-name="Text_20_body" style:list-style-name="">
      <style:text-properties style:font-name="FreeSans" fo:font-size="22pt" fo:font-weight="bold" officeooo:rsid="001c2bff" officeooo:paragraph-rsid="001c2bff" style:font-size-asian="22pt" style:font-weight-asian="bold" style:font-size-complex="22pt" style:font-weight-complex="bold"/>
    </style:style>
    <style:style style:name="P30" style:family="paragraph" style:parent-style-name="Text_20_body" style:list-style-name="">
      <style:text-properties style:font-name="FreeSans" fo:font-size="14pt" fo:font-weight="bold" style:font-size-asian="14pt" style:font-weight-asian="bold" style:font-size-complex="14pt" style:font-weight-complex="bold"/>
    </style:style>
    <style:style style:name="P31"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32" style:family="paragraph" style:parent-style-name="Text_20_body" style:list-style-name="">
      <style:text-properties style:font-name="FreeSans" officeooo:rsid="001c2bff" officeooo:paragraph-rsid="001c2bff"/>
    </style:style>
    <style:style style:name="P33" style:family="paragraph" style:parent-style-name="Text_20_body" style:list-style-name="">
      <style:text-properties style:font-name="FreeSans" fo:font-size="11pt" fo:font-weight="bold" style:font-size-asian="11pt" style:font-weight-asian="bold" style:font-size-complex="11pt"/>
    </style:style>
    <style:style style:name="P34" style:family="paragraph" style:parent-style-name="Text_20_body" style:list-style-name=""/>
    <style:style style:name="P35"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1" fo:font-style="italic" style:font-style-asian="italic" style:font-style-complex="italic"/>
    </style:style>
    <style:style style:name="T8" style:family="text">
      <style:text-properties style:font-name="FreeSerif2"/>
    </style:style>
    <style:style style:name="T9" style:family="text">
      <style:text-properties officeooo:rsid="001b4381"/>
    </style:style>
    <style:style style:name="T10" style:family="text">
      <style:text-properties fo:language="en" fo:country="US" officeooo:rsid="001f5134"/>
    </style:style>
    <style:style style:name="T11" style:family="text">
      <style:text-properties fo:font-weight="normal" style:font-weight-asian="normal" style:font-weight-complex="normal"/>
    </style:style>
    <style:style style:name="T12" style:family="text">
      <style:text-properties officeooo:rsid="001c2bff"/>
    </style:style>
    <style:style style:name="T13" style:family="text">
      <style:text-properties fo:font-size="14pt" style:font-size-asian="14pt" style:font-size-complex="14pt"/>
    </style:style>
    <style:style style:name="T14"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22"/>
      <text:h text:style-name="P27" text:outline-level="1"/>
      <text:h text:style-name="P27" text:outline-level="1"/>
      <text:h text:style-name="P27" text:outline-level="1"/>
      <text:h text:style-name="P27" text:outline-level="1"/>
      <text:h text:style-name="P29" text:outline-level="1">Title</text:h>
      <text:h text:style-name="P32" text:outline-level="1"><text:span text:style-name="T13">Subtitle</text:span></text:h>
      <text:h text:style-name="P32" text:outline-level="1"><text:span text:style-name="T13"/></text:h>
      <text:h text:style-name="P28" text:outline-level="1"><text:span text:style-name="T12">Author</text:span></text:h>
      <text:h text:style-name="P28"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p text:style-name="P7"><text:span text:style-name="T3">MID SWEDEN UNIVERSITY<text:line-break/></text:span><text:span text:style-name="T11">Department of Information Systems and Technology</text:span></text:p>
      <text:p text:style-name="P8"><text:span text:style-name="T3">Examiner:</text:span> First name Family name, <text:a xlink:type="simple" xlink:href="mailto:xxxxx@miun.se" text:style-name="Internet_20_link" text:visited-style-name="Visited_20_Internet_20_Link">xxxxx@miun.se</text:a><text:line-break/><text:span text:style-name="T3">Supervisor:</text:span> First name Family name, <text:a xlink:type="simple" xlink:href="mailto:xxxxx@miun.se" text:style-name="Internet_20_link" text:visited-style-name="Visited_20_Internet_20_Link">xxxxx@miun.se</text:a><text:line-break/><text:span text:style-name="T3">Author:</text:span> First name Family name, <text:a xlink:type="simple" xlink:href="mailto:xxxxx0000@student.miun.se" text:style-name="Internet_20_link" text:visited-style-name="Visited_20_Internet_20_Link">xxxxx0000@student.miun.se</text:a><text:line-break/><text:span text:style-name="T3">Degree programme:</text:span> <text:span text:style-name="T10">Web development</text:span>, 1<text:span text:style-name="T10">2</text:span>0 credits<text:line-break/><text:span text:style-name="T3">Main field of study:</text:span> <text:span text:style-name="T9">Computer Engineering</text:span><text:line-break/><text:span text:style-name="T3">Semester, year: </text:span><text:span text:style-name="T9">Spring</text:span>, <text:span text:style-name="T10">2021</text:span></text:p>
      <text:h text:style-name="P25" text:outline-level="1"><text:bookmark-start text:name="__RefHeading___Toc669_3709290493"/>Abstract<text:bookmark-end text:name="__RefHeading___Toc669_3709290493"/></text:h>
      <text:h text:style-name="P34"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34" text:outline-level="1"><text:span text:style-name="T4">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7">Table of Contents</text:p>
          </text:index-title>
          <text:p text:style-name="P19">Abstract<text:tab/>2</text:p>
          <text:p text:style-name="P19">Acknowledgements / Foreword<text:tab/>3</text:p>
          <text:p text:style-name="P19">Terminology / Notation<text:tab/>5</text:p>
          <text:p text:style-name="P18">1 <text:tab/>Introduction<text:tab/>1</text:p>
          <text:p text:style-name="P16">1.1 <text:tab/>Background and problem motivation<text:tab/>1</text:p>
          <text:p text:style-name="P16">1.2 <text:tab/>Overall aim / High-level problem statement<text:tab/>2</text:p>
          <text:p text:style-name="P16">1.3 <text:tab/>Scope<text:tab/>2</text:p>
          <text:p text:style-name="P16">1.4 <text:tab/>Concrete and verifiable goals / Detailed problem statement<text:tab/>2</text:p>
          <text:p text:style-name="P16">1.5 <text:tab/>Outline<text:tab/>3</text:p>
          <text:p text:style-name="P16">1.6 <text:tab/>Contributions<text:tab/>3</text:p>
          <text:p text:style-name="P18">2 <text:tab/>Theory / Related work<text:tab/>4</text:p>
          <text:p text:style-name="P16">2.1 <text:tab/>Definition of terms and abbreviations<text:tab/>4</text:p>
          <text:p text:style-name="P20">2.1.1 <text:tab/>Example of level 3 heading<text:tab/>4</text:p>
          <text:p text:style-name="P16">2.2 <text:tab/>To review or quote<text:tab/>4</text:p>
          <text:p text:style-name="P16">2.3 <text:tab/>References and source references<text:tab/>5</text:p>
          <text:p text:style-name="P16">2.4 <text:tab/>Automatically numbered source references<text:tab/>6</text:p>
          <text:p text:style-name="P16">2.5 <text:tab/>Illustrations<text:tab/>6</text:p>
          <text:p text:style-name="P16">2.6 <text:tab/>Mathematical formulas<text:tab/>7</text:p>
          <text:p text:style-name="P18">3 <text:tab/>Methodology / Model<text:tab/>9</text:p>
          <text:p text:style-name="P18">4 <text:tab/>Design / Implementation<text:tab/>10</text:p>
          <text:p text:style-name="P18">5 <text:tab/>Results<text:tab/>11</text:p>
          <text:p text:style-name="P18">6 <text:tab/>Conclusions / Discussion<text:tab/>12</text:p>
          <text:p text:style-name="P16">6.1 <text:tab/>Analysis and discussion of Results<text:tab/>12</text:p>
          <text:p text:style-name="P16">6.2 <text:tab/>Project method discussion<text:tab/>13</text:p>
          <text:p text:style-name="P16">6.3 <text:tab/>Ethical and societal discussion<text:tab/>13</text:p>
          <text:p text:style-name="P19">References<text:tab/>14</text:p>
          <text:p text:style-name="P19">Appendix A: Documentation of own developed program code<text:tab/>15</text:p>
          <text:p text:style-name="P16"><text:tab/>Example of Appendix subheading<text:tab/>15</text:p>
        </text:index-body>
      </text:table-of-content>
      <text:h text:style-name="Heading_20_1_20_no_20_number" text:outline-level="1"><text:bookmark-start text:name="__RefHeading___Toc665_3709290493"/>Terminology / Notation<text:bookmark-end text:name="__RefHeading___Toc665_3709290493"/></text:h>
      <text:h text:style-name="P34"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2375747412688">
          <table:table-cell table:style-name="Table1.A1" table:number-columns-spanned="2" office:value-type="string">
            <text:h text:style-name="P30" text:outline-level="1">Acronyms/<text:span text:style-name="T2">Abbreviations</text:span></text:h>
          </table:table-cell>
          <table:covered-table-cell/>
        </table:table-row>
        <table:table-row table:style-name="TableLine2375747418944">
          <table:table-cell table:style-name="Table1.A3" office:value-type="string">
            <text:p text:style-name="Text_20_body">ACK</text:p>
          </table:table-cell>
          <table:table-cell table:style-name="Table1.B3" office:value-type="string">
            <text:p text:style-name="P4"><text:span text:style-name="T1">Acknowledge. Verification of a correctly transferred message</text:span> </text:p>
          </table:table-cell>
        </table:table-row>
        <table:table-row table:style-name="TableLine2375747412416">
          <table:table-cell table:style-name="Table1.A3" office:value-type="string">
            <text:p text:style-name="Table_20_Contents">AWGN</text:p>
          </table:table-cell>
          <table:table-cell table:style-name="Table1.B3" office:value-type="string">
            <text:p text:style-name="P11">Additive White Gaussian Noise.</text:p>
          </table:table-cell>
        </table:table-row>
      </table:table>
      <text:h text:style-name="P34" text:outline-level="1"/>
      <table:table table:name="Table2" table:style-name="Table2">
        <table:table-column table:style-name="Table2.A"/>
        <table:table-column table:style-name="Table2.B"/>
        <table:table-row table:style-name="TableLine2375747418128">
          <table:table-cell table:style-name="Table2.A1" table:number-columns-spanned="2" office:value-type="string">
            <text:h text:style-name="P31" text:outline-level="1">Mathematical notation</text:h>
          </table:table-cell>
          <table:covered-table-cell/>
        </table:table-row>
        <table:table-row table:style-name="TableLine2375747419488">
          <table:table-cell table:style-name="Table2.A3" office:value-type="string">
            <text:p text:style-name="Text_20_body"><draw:frame draw:style-name="fr1"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2375747426560">
          <table:table-cell table:style-name="Table2.A3" office:value-type="string">
            <text:p text:style-name="Table_20_Contents"><draw:frame draw:style-name="fr1"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1">Degree of Inter-symbol-interference.</text:p>
          </table:table-cell>
        </table:table-row>
      </table:table>
      <text:h text:style-name="P34" text:outline-level="1"/>
      <text:h text:style-name="P24" text:outline-level="1"><text:bookmark-start text:name="__RefHeading___Toc631_3709290493"/>Introduction<text:bookmark-end text:name="__RefHeading___Toc631_3709290493"/></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5">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text:bookmark-start text:name="__RefHeading___Toc633_3709290493"/>Background and problem motivation<text:bookmark-end text:name="__RefHeading___Toc633_3709290493"/></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text:soft-page-break/>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text:bookmark-start text:name="__RefHeading___Toc655_3709290493"/>Overall aim / High-level problem statement<text:bookmark-end text:name="__RefHeading___Toc655_3709290493"/></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text:bookmark-start text:name="__RefHeading___Toc653_3709290493"/>Scope<text:bookmark-end text:name="__RefHeading___Toc653_3709290493"/></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text:bookmark-start text:name="__RefHeading___Toc651_3709290493"/>Concrete and verifiable goals / Detailed problem statement<text:bookmark-end text:name="__RefHeading___Toc651_3709290493"/></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text:soft-page-break/>r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23" text:outline-level="1"><text:bookmark-start text:name="__RefHeading___Toc629_3709290493"/>Theory / Related work<text:bookmark-end text:name="__RefHeading___Toc629_3709290493"/></text:h>
      <text:p text:style-name="P3">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3">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3">Your assignment is not to write a textbook. It is important to find an appropriate balance between related work and your own results. The theory study should only constitute a minor portion of a thesis.</text:p>
      <text:p text:style-name="P3">Instead of “Theory” or “Related work”, the heading may very well be a specific topic, for example “The GSM standard” or ”A survey on the research field of X".</text:p>
      <text:p text:style-name="P3">If the theoretical study section is rather brief then it is possible to include it within the Introduction chapter.</text:p>
      <text:p text:style-name="P3">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text:bookmark-start text:name="__RefHeading___Toc645_3709290493"/>Definition of terms and abbreviations<text:bookmark-end text:name="__RefHeading___Toc645_3709290493"/></text:h>
      <text:p text:style-name="P3">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5">italic</text:span> style.</text:p>
      <text:p text:style-name="P3">The first time an abbreviation (abbr.) is used it is typed within the parenthesis after its explanation, as illustrated in this sentence.</text:p>
      <text:h text:style-name="Heading_20_3" text:outline-level="3"><text:bookmark-start text:name="__RefHeading___Toc659_3709290493"/><text:soft-page-break/>Example of level 3 heading<text:bookmark-end text:name="__RefHeading___Toc659_3709290493"/></text:h>
      <text:p text:style-name="P3">Avoid too many heading levels.</text:p>
      <text:h text:style-name="Heading_20_2" text:outline-level="2"><text:bookmark-start text:name="__RefHeading___Toc643_3709290493"/>To review or quote<text:bookmark-end text:name="__RefHeading___Toc643_3709290493"/></text:h>
      <text:p text:style-name="P3">You <text:span text:style-name="T5">review</text:span> when you reproduce content using your own words.</text:p>
      <text:p text:style-name="P3">Example: Forslund <text:bookmark-ref text:reference-format="number" text:ref-name="__RefNumPara__1427_1373209633">[4]</text:bookmark-ref><text:s/>recommends more informative headings be used in technical reports and that one should, in particular, provide important information in the sub headings.</text:p>
      <text:p text:style-name="P3">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3">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3">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text:bookmark-start text:name="__RefHeading___Toc641_3709290493"/>References and source references <text:bookmark-end text:name="__RefHeading___Toc641_3709290493"/></text:h>
      <text:p text:style-name="P3">Kindly observe! To reproduce a text without stating its source is to be considered as plagiarism and is thus defined as serious cheating.</text:p>
      <text:p text:style-name="P3">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3">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3"><text:soft-page-break/>Use only sources in the list that you refer to or quote in the continuous text. All sources that are used in the source list should be linked to the report through reference in the continuous text, according to the <text:span text:style-name="T5">Vancouver-system</text:span>, which commonly occurs in reports regarding technical matters.</text:p>
      <text:p text:style-name="P3">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text:s/>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text:s/>dynamic SFNs can provide significant performance improvements.</text:p>
      <text:p text:style-name="P3">Examples of source list according to the Vancouver-system:</text:p>
      <text:p text:style-name="P3">[2] <text:tab/>M. Eriksson, ”Dynamic Single Frequency Networks”, <text:span text:style-name="T5">IEEE Journal on <text:tab/>Selected Areas in Communications (J-SAC)</text:span>, vol. 19, nr. 10, 2001, <text:tab/><text:tab/>pp. 1905-1914.</text:p>
      <text:p text:style-name="P3">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3">Example:</text:p>
      <text:p text:style-name="P3">[9] <text:tab/>Wikipedia, ”H.264/MPEG-4 AVC”, <text:tab/>http://en.wikipedia.org/wiki/H.264/MPEG-4_AVC <text:line-break/><text:tab/>Retrieved 2010-04-21.</text:p>
      <text:p text:style-name="P3">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bookmark-start text:name="__RefHeading___Toc639_3709290493"/>Automatically numbered source references <text:bookmark-end text:name="__RefHeading___Toc639_3709290493"/></text:h>
      <text:p text:style-name="P3">It is possible to use the word processing program in order to automatically number the source list and the source references according to the Vancouver-system. This OpenOffice template supports one way of doing this.</text:p>
      <text:p text:style-name="P3">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text:soft-page-break/>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text:bookmark-start text:name="__RefHeading___Toc637_3709290493"/>Illustrations<text:bookmark-end text:name="__RefHeading___Toc637_3709290493"/></text:h>
      <text:p text:style-name="P3">All illustration (pictures, characters, diagrams, tables) in the report should be numbered and accompanied by a short text description. In addition to the text the illustration source reference should be stated, if it is not your own. Example:</text:p>
      <text:p text:style-name="P15"><draw:g text:anchor-type="as-char" draw:z-index="2" draw:name="Shape2" draw:style-name="gr1"><draw:custom-shape draw:style-name="gr2" draw:text-style-name="P36" xml:id="id1" draw:id="id1" svg:width="1.3787in" svg:height="1.1815in" svg:x="0in" svg:y="0in"><text:p text:style-name="P35"><text:span text:style-name="T14">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36" xml:id="id2" draw:id="id2" svg:width="1.7717in" svg:height="1.1815in" svg:x="2.402in" svg:y="0in"><text:p text:style-name="P35"><text:span text:style-name="T14">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37" draw:type="line" svg:x1="1.3783in" svg:y1="0.5909in" svg:x2="2.402in" svg:y2="0.5906in" draw:start-shape="id1" draw:start-glue-point="8" draw:end-shape="id2" svg:d="M3501 0l2600-2" svg:viewBox="0 0 2602 4"><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3">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3">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text:s/>are created with the aid of these functions. </text:p>
      <text:p text:style-name="P3">Remember that you can easily reach the Fields-window by just pressing Ctrl+F2 and have instant access to the functionality. </text:p>
      <text:p text:style-name="P3">Table <text:sequence-ref text:reference-format="value" text:ref-name="refTable0">1</text:sequence-ref><text:s/>shows a example of a table. The table numbering behaves as for the Figure numbering. Note that the table cation is above the table.</text:p>
      <text:p text:style-name="P14">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style-name="TableLine2376008082848">
          <table:table-cell table:style-name="Table34.A1" office:value-type="string">
            <text:p text:style-name="P13"/>
          </table:table-cell>
          <table:table-cell table:style-name="Table34.B1" office:value-type="string">
            <text:p text:style-name="P13">Shortest</text:p>
          </table:table-cell>
          <table:table-cell table:style-name="Table34.B1" office:value-type="string">
            <text:p text:style-name="P13">Longest</text:p>
          </table:table-cell>
          <table:table-cell table:style-name="Table34.D1" office:value-type="string">
            <text:p text:style-name="P13">Average</text:p>
          </table:table-cell>
        </table:table-row>
        <table:table-row table:style-name="TableLine2376008087744">
          <table:table-cell table:style-name="Table34.A1" office:value-type="string">
            <text:p text:style-name="P12">Method one</text:p>
          </table:table-cell>
          <table:table-cell table:style-name="Table34.B1" office:value-type="string">
            <text:p text:style-name="P12">10 ms</text:p>
          </table:table-cell>
          <table:table-cell table:style-name="Table34.B1" office:value-type="string">
            <text:p text:style-name="P12">30 ms</text:p>
          </table:table-cell>
          <table:table-cell table:style-name="Table34.D1" office:value-type="string">
            <text:p text:style-name="P12">20 ms</text:p>
          </table:table-cell>
        </table:table-row>
        <table:table-row table:style-name="TableLine2376008087200">
          <table:table-cell table:style-name="Table34.A1" office:value-type="string">
            <text:p text:style-name="P12">Method two</text:p>
          </table:table-cell>
          <table:table-cell table:style-name="Table34.B1" office:value-type="string">
            <text:p text:style-name="P12">20 ms</text:p>
          </table:table-cell>
          <table:table-cell table:style-name="Table34.B1" office:value-type="string">
            <text:p text:style-name="P12">40 ms</text:p>
          </table:table-cell>
          <table:table-cell table:style-name="Table34.D1" office:value-type="string">
            <text:p text:style-name="P12">35 ms</text:p>
          </table:table-cell>
        </table:table-row>
      </table:table>
      <text:h text:style-name="Heading_20_2" text:outline-level="2"><text:bookmark-start text:name="__RefHeading___Toc635_3709290493"/><text:soft-page-break/>Mathematical formulas<text:bookmark-end text:name="__RefHeading___Toc635_3709290493"/></text:h>
      <text:p text:style-name="P5">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6">The effect <draw:frame draw:style-name="fr1" draw:name="Object3" text:anchor-type="as-char" svg:width="0.3362in" svg:height="0.2083in" draw:z-index="3"><draw:object xlink:href="./Object 3" xlink:type="simple" xlink:show="embed" xlink:actuate="onLoad"/><draw:image xlink:href="./ObjectReplacements/Object 3" xlink:type="simple" xlink:show="embed" xlink:actuate="onLoad"/></draw:frame><text:s/>that is transferred from base station <text:span text:style-name="T5">i</text:span> to the mobile telephone <text:span text:style-name="T5">j</text:span> is modelled according to the following:</text:p>
      <text:p text:style-name="Fomula"><draw:frame draw:style-name="fr1" draw:name="Object4" text:anchor-type="as-char" svg:width="1.0937in" svg:height="0.4661in"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6">where <draw:frame draw:style-name="fr1" draw:name="Object5" text:anchor-type="as-char" svg:width="0.2311in" svg:height="0.2083in" draw:z-index="5"><draw:object xlink:href="./Object 5" xlink:type="simple" xlink:show="embed" xlink:actuate="onLoad"/><draw:image xlink:href="./ObjectReplacements/Object 5" xlink:type="simple" xlink:show="embed" xlink:actuate="onLoad"/></draw:frame>is the base station broadcast effect;<draw:frame draw:style-name="fr1" draw:name="Object6" text:anchor-type="as-char" svg:width="0.3209in" svg:height="0.2083in" draw:z-index="6"><draw:object xlink:href="./Object 6" xlink:type="simple" xlink:show="embed" xlink:actuate="onLoad"/><draw:image xlink:href="./ObjectReplacements/Object 6" xlink:type="simple" xlink:show="embed" xlink:actuate="onLoad"/></draw:frame>is the distance between the base station and the mobile; <text:span text:style-name="T7">α</text:span><text:span text:style-name="T8"> </text:span>is an exponent that is 2 in free space and approximately 3 to 4 in a town settlement; <text:span text:style-name="T5">C</text:span> is a factor that depends on aerial strengthening, channel frequency and aerial height; and<draw:frame draw:style-name="fr1" draw:name="Object7" text:anchor-type="as-char" svg:width="0.3402in" svg:height="0.2083in" draw:z-index="7"><draw:object xlink:href="./Object 7" xlink:type="simple" xlink:show="embed" xlink:actuate="onLoad"/><draw:image xlink:href="./ObjectReplacements/Object 7" xlink:type="simple" xlink:show="embed" xlink:actuate="onLoad"/></draw:frame>is a stochastic variable that represents the fading.</text:p>
      <text:p text:style-name="P6">You can easily add and edit your equations in the equation editor by choosing Insert -&gt; Object -&gt; Formula. </text:p>
      <text:p text:style-name="P6">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text:bookmark-start text:name="__RefHeading___Toc627_3709290493"/>Methodology / Model<text:bookmark-end text:name="__RefHeading___Toc627_3709290493"/></text:h>
      <text:p text:style-name="P6">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6">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6">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6">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text:bookmark-start text:name="__RefHeading___Toc625_3709290493"/>Design / Implementation<text:bookmark-end text:name="__RefHeading___Toc625_3709290493"/></text:h>
      <text:p text:style-name="P6">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6">The reader is seldom interested in extremely detailed documentation of computer program code, algorithms, electrical circuit diagrams, user guidance, etc. Such details are placed in the appendices.</text:p>
      <text:p text:style-name="P6">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5">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6">It is not always practically possible to apply the <text:span text:style-name="T5">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6">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text:bookmark-start text:name="__RefHeading___Toc623_3709290493"/>Results<text:bookmark-end text:name="__RefHeading___Toc623_3709290493"/></text:h>
      <text:p text:style-name="P6">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6">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6">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6">The conclusion/discussion (choose a heading) is a separate chapter in which the results are analysed and critically assessed. At this point your own conclusions, your subjective view, and explanations of the results are presented.</text:p>
      <text:p text:style-name="P6">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6">In this chapter it is of vital importance that a connection back to the aim of the survey is made and thus the purpose is pointed out in a summary and analysis of the results. </text:p>
      <text:p text:style-name="P6">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6">The last question invites the possibility to offer proposals to others relevant research, i.e. proposal points for measures and recommendations, points for continued research or development for those wishing to build upon your work.</text:p>
      <text:p text:style-name="P6">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6"/>
      <text:h text:style-name="Heading_20_2" text:outline-level="2"><text:bookmark-start text:name="__RefHeading___Toc4517_2017885846"/>Analysis and discussion of Results<text:bookmark-end text:name="__RefHeading___Toc4517_2017885846"/></text:h>
      <text:p text:style-name="P21">Make a deep analysis and discussion of your resulting application, measurements, evaluation, etc. Here it is ok to be more subjective/biased etc.</text:p>
      <text:h text:style-name="Heading_20_2" text:outline-level="2"><text:bookmark-start text:name="__RefHeading___Toc4515_2017885846"/><text:soft-page-break/>Project method discussion<text:bookmark-end text:name="__RefHeading___Toc4515_2017885846"/></text:h>
      <text:p text:style-name="P21">Make a deep analysis and discussion of your chosen method, chosen approach, chosen metrics, etc.</text:p>
      <text:h text:style-name="Heading_20_2" text:outline-level="2"><text:bookmark-start text:name="__RefHeading___Toc4513_2017885846"/>Ethical and societal discussion<text:bookmark-end text:name="__RefHeading___Toc4513_2017885846"/></text:h>
      <text:p text:style-name="P21">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10"><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1086632128" text:style-name="L1">
        <text:list-item>
          <text:p text:style-name="P26"><text:bookmark-start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26"><text:bookmark-start text:name="__RefNumPara__1880_1373209633"/>M. Eriksson, ”Dynamic Single Frequency Networks”, <text:span text:style-name="T5">IEEE Jour-nal on Selected Areas in Communications (J-SAC)</text:span>, vol. 19, nr. 10, 2001, pp. 1905-1914. (Example of reference to article in scientific journal)<text:bookmark-end text:name="__RefNumPara__1880_1373209633"/></text:p>
        </text:list-item>
        <text:list-item>
          <text:p text:style-name="P26"><text:bookmark-start text:name="__RefNumPara__1429_1373209633"/>S. Strömquist, <text:span text:style-name="T6">Skrivboken</text:span>. 4 uppl. Malmö: Gleerups., 2000 (Example on reference to book)<text:bookmark-end text:name="__RefNumPara__1429_1373209633"/></text:p>
        </text:list-item>
        <text:list-item>
          <text:p text:style-name="P26"><text:bookmark-start text:name="__RefNumPara__1427_1373209633"/>L. Forsslund, ”Rapportering av forskningsresultat - ett rationaliserings-<text:line-break/>objekt”. <text:span text:style-name="T5">Industriell teknik</text:span>, 22, 1969, s. 361-363. (Example of reference to a magazine article)<text:bookmark-end text:name="__RefNumPara__1427_1373209633"/></text:p>
        </text:list-item>
        <text:list-item>
          <text:p text:style-name="P26">N. Bie, “Minspel på Internet”. <text:span text:style-name="T5">Dagens Nyheter</text:span> 7 juli, 1997, page 5. (Example of reference to an article in a newspaper)</text:p>
        </text:list-item>
        <text:list-item>
          <text:p text:style-name="P26">K. Berg, ”Inledning till kunskap”, Fiktiva högskolan, rapport nr XYZ-102, 2003, 120 sidor. (Example of reference to other report)</text:p>
        </text:list-item>
        <text:list-item>
          <text:p text:style-name="P26"><text:bookmark-start text:name="__RefNumPara__1237_1479353151"/>AB Benzlers. <text:span text:style-name="T5">Växelboken. Kuggväxlar, kuggremmar, kilremmar etc</text:span>. Mecman. Hydraulik, SKF. Huvudkatalog. (Example of reference to a catalogue)<text:bookmark-end text:name="__RefNumPara__1237_1479353151"/></text:p>
        </text:list-item>
        <text:list-item>
          <text:p text:style-name="P26">Microsoft Corporation, 1992: <text:span text:style-name="T5">Microsoft Word Användarhandbok. Ordbehandlingsprogram för Macintosh Version 5.0</text:span>. (Example of ref-erence to a manual)</text:p>
        </text:list-item>
        <text:list-item>
          <text:p text:style-name="P26"><text:bookmark-start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2"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start" style:justify-single-word="false" style:page-number="auto" fo:keep-with-next="always"/>
      <style:text-properties style:font-name="FreeSans1"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in" fo:margin-right="0in" fo:margin-top="0.5in" fo:margin-bottom="0.0634in" style:contextual-spacing="false"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in" fo:margin-right="0in" fo:margin-top="0in" fo:margin-bottom="0in" style:contextual-spacing="false" fo:text-align="start" style:justify-single-word="false" fo:text-indent="-0.5909in"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748in" fo:margin-left="0.748in"/>
        </style:list-level-properties>
      </text:list-level-style-number>
      <text:list-level-style-number text:level="4" style:num-format="1" text:display-levels="4">
        <style:list-level-properties text:list-level-position-and-space-mode="label-alignment">
          <style:list-level-label-alignment text:label-followed-by="space" fo:text-indent="-1in" fo:margin-left="1in"/>
        </style:list-level-properties>
      </text:list-level-style-number>
      <text:list-level-style-number text:level="5" style:num-format="1" text:display-levels="5">
        <style:list-level-properties text:list-level-position-and-space-mode="label-alignment">
          <style:list-level-label-alignment text:label-followed-by="space" fo:text-indent="-1.248in" fo:margin-left="1.248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Header">Title – Subtitle</text:p>
        <text:p text:style-name="MP1">Author<text:tab/><text:tab/>2010-07-05</text:p>
      </style:header>
      <style:footer>
        <text:p text:style-name="MP2"><text:page-number text:select-page="current">15</text:page-number></text:p>
      </style:footer>
    </style:master-page>
    <style:master-page style:name="First_20_Page" style:display-name="First Page" style:page-layout-name="Mpm2" draw:style-name="Mdp1" style:next-style-name="Standard"/>
    <style:master-page style:name="Roman_20_Numbered" style:display-name="Roman Numbered" style:page-layout-name="Mpm3" draw:style-name="Mdp1">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ger Norling</meta:initial-creator>
    <meta:creation-date>2010-05-20T13:41:35.460000000</meta:creation-date>
    <dc:date>2021-03-16T14:06:46.440294788</dc:date>
    <meta:editing-duration>PT19H6M26S</meta:editing-duration>
    <meta:editing-cycles>33</meta:editing-cycles>
    <meta:generator>LibreOffice/7.1.1.2$Windows_X86_64 LibreOffice_project/fe0b08f4af1bacafe4c7ecc87ce55bb426164676</meta:generator>
    <meta:document-statistic meta:table-count="3" meta:image-count="0" meta:object-count="7" meta:page-count="21" meta:paragraph-count="183" meta:word-count="4915" meta:character-count="30556" meta:non-whitespace-character-count="25797"/>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